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1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oložka</text:p>
          </table:table-cell>
          <table:table-cell table:style-name="ce1"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Třešně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eruňky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áva + smetánky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Nádobí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Minerálky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hlebíčky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Koláč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 table:formula="of:=SUM([.B2:.B8])" office:value-type="float" office:value="1956" calcext:value-type="float">
            <text:p>1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7-07-01T15:07:59.198429462</meta:creation-date>
    <meta:generator>LibreOffice/5.2.7.2$Linux_X86_64 LibreOffice_project/20$Build-2</meta:generator>
    <dc:date>2017-07-01T15:14:04.158674371</dc:date>
    <dc:creator>Ladislav Nešněra</dc:creator>
    <meta:editing-duration>PT6M4S</meta:editing-duration>
    <meta:editing-cycles>2</meta:editing-cycles>
    <meta:document-statistic meta:table-count="1" meta:cell-count="18" meta:object-count="0"/>
  </office:meta>
</office:document-meta>
</file>